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029B5FF0.png"/>
  <manifest:file-entry manifest:media-type="image/png" manifest:full-path="Pictures/1000000000000400000003005A84936E.png"/>
  <manifest:file-entry manifest:media-type="image/png" manifest:full-path="Pictures/100000000000040000000300119898B0.png"/>
  <manifest:file-entry manifest:media-type="image/png" manifest:full-path="Pictures/10000000000004000000030038438082.png"/>
  <manifest:file-entry manifest:media-type="image/png" manifest:full-path="Pictures/100000000000032000000258F9D737B1.png"/>
  <manifest:file-entry manifest:media-type="image/png" manifest:full-path="Pictures/100000000000040000000300BC865E70.png"/>
  <manifest:file-entry manifest:media-type="image/png" manifest:full-path="Pictures/100000000000040000000300EF0F5B21.png"/>
  <manifest:file-entry manifest:media-type="image/png" manifest:full-path="Pictures/1000000000000400000003000430C0B2.png"/>
  <manifest:file-entry manifest:media-type="image/png" manifest:full-path="Pictures/100000000000040000000300F241A9B9.png"/>
  <manifest:file-entry manifest:media-type="image/png" manifest:full-path="Pictures/10000000000004000000030006B30EF4.png"/>
  <manifest:file-entry manifest:media-type="image/png" manifest:full-path="Pictures/100000000000040000000300A8BDE181.png"/>
  <manifest:file-entry manifest:media-type="image/png" manifest:full-path="Pictures/100000000000040000000300313F5FA4.png"/>
  <manifest:file-entry manifest:media-type="image/png" manifest:full-path="Pictures/10000000000004000000030058631240.png"/>
  <manifest:file-entry manifest:media-type="image/png" manifest:full-path="Pictures/100000000000040000000300C8DCBCC5.png"/>
  <manifest:file-entry manifest:media-type="image/png" manifest:full-path="Pictures/100000000000040000000300014440D3.png"/>
  <manifest:file-entry manifest:media-type="image/png" manifest:full-path="Pictures/1000000000000500000003C03D686775.png"/>
  <manifest:file-entry manifest:media-type="image/png" manifest:full-path="Pictures/10000000000004000000030098BD6684.png"/>
  <manifest:file-entry manifest:media-type="image/png" manifest:full-path="Pictures/1000000000000400000003006C989121.png"/>
  <manifest:file-entry manifest:media-type="image/png" manifest:full-path="Pictures/100000000000040000000300EDF56D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iocruz-2009-10-title">
      <style:graphic-properties fo:min-height="1.528cm"/>
    </style:style>
    <style:style style:name="pr2" style:family="presentation" style:parent-style-name="fiocruz-2009-10-outline1">
      <style:graphic-properties fo:min-height="12.323cm"/>
    </style:style>
    <style:style style:name="pr3" style:family="presentation" style:parent-style-name="fiocruz-2009-10-notes">
      <style:graphic-properties draw:fill-color="#ffffff" fo:min-height="11.181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2cm" svg:height="19.123cm" svg:x="0.008cm" svg:y="0cm">
          <draw:image xlink:href="Pictures/10000000000004000000030038438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2cm" svg:height="19.123cm" svg:x="0.008cm" svg:y="0cm">
          <draw:image xlink:href="Pictures/100000000000040000000300014440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2cm" svg:height="19.123cm" svg:x="0.008cm" svg:y="0cm">
          <draw:image xlink:href="Pictures/100000000000040000000300EF0F5B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3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2cm" svg:height="19.123cm" svg:x="0.008cm" svg:y="0cm">
          <draw:image xlink:href="Pictures/10000000000004000000030006B30E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8cm" svg:height="19.049cm" svg:x="0cm" svg:y="0cm">
          <draw:image xlink:href="Pictures/1000000000000400000003005A8493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5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2cm" svg:height="19.123cm" svg:x="0.008cm" svg:y="0cm">
          <draw:image xlink:href="Pictures/10000000000004000000030006B30EF4.png" xlink:type="simple" xlink:show="embed" xlink:actuate="onLoad">
            <text:p/>
          </draw:image>
        </draw:frame>
        <draw:frame draw:style-name="gr1" draw:text-style-name="P1" draw:layer="layout" svg:width="25.398cm" svg:height="19.049cm" svg:x="0.108cm" svg:y="0.074cm">
          <draw:image xlink:href="Pictures/1000000000000400000003005A84936E.png" xlink:type="simple" xlink:show="embed" xlink:actuate="onLoad">
            <text:p/>
          </draw:image>
        </draw:frame>
        <draw:frame draw:style-name="gr1" draw:text-style-name="P1" draw:layer="layout" svg:width="25.398cm" svg:height="19.049cm" svg:x="0.108cm" svg:y="0.074cm">
          <draw:image xlink:href="Pictures/1000000000000400000003006C989121.png" xlink:type="simple" xlink:show="embed" xlink:actuate="onLoad">
            <text:p/>
          </draw:image>
        </draw:frame>
        <draw:frame draw:style-name="gr1" draw:text-style-name="P1" draw:layer="layout" svg:width="25.398cm" svg:height="19.049cm" svg:x="0.108cm" svg:y="0.074cm">
          <draw:image xlink:href="Pictures/100000000000040000000300BC865E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6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2cm" svg:height="19.123cm" svg:x="0.008cm" svg:y="0cm">
          <draw:image xlink:href="Pictures/10000000000004000000030006B30EF4.png" xlink:type="simple" xlink:show="embed" xlink:actuate="onLoad">
            <text:p/>
          </draw:image>
        </draw:frame>
        <draw:frame draw:style-name="gr1" draw:text-style-name="P1" draw:layer="layout" svg:width="25.398cm" svg:height="19.049cm" svg:x="0.108cm" svg:y="0.074cm">
          <draw:image xlink:href="Pictures/1000000000000400000003005A84936E.png" xlink:type="simple" xlink:show="embed" xlink:actuate="onLoad">
            <text:p/>
          </draw:image>
        </draw:frame>
        <draw:frame draw:style-name="gr1" draw:text-style-name="P1" draw:layer="layout" svg:width="25.398cm" svg:height="19.049cm" svg:x="0.108cm" svg:y="0.074cm">
          <draw:image xlink:href="Pictures/1000000000000400000003006C989121.png" xlink:type="simple" xlink:show="embed" xlink:actuate="onLoad">
            <text:p/>
          </draw:image>
        </draw:frame>
        <draw:frame draw:style-name="gr1" draw:text-style-name="P1" draw:layer="layout" svg:width="25.398cm" svg:height="19.049cm" svg:x="0cm" svg:y="0cm">
          <draw:image xlink:href="Pictures/10000000000004000000030098BD66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7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2cm" svg:height="19.123cm" svg:x="0.008cm" svg:y="0cm">
          <draw:image xlink:href="Pictures/10000000000004000000030006B30EF4.png" xlink:type="simple" xlink:show="embed" xlink:actuate="onLoad">
            <text:p/>
          </draw:image>
        </draw:frame>
        <draw:frame draw:style-name="gr1" draw:text-style-name="P1" draw:layer="layout" svg:width="25.398cm" svg:height="19.049cm" svg:x="0.108cm" svg:y="0.074cm">
          <draw:image xlink:href="Pictures/1000000000000400000003005A84936E.png" xlink:type="simple" xlink:show="embed" xlink:actuate="onLoad">
            <text:p/>
          </draw:image>
        </draw:frame>
        <draw:frame draw:style-name="gr1" draw:text-style-name="P1" draw:layer="layout" svg:width="25.398cm" svg:height="19.049cm" svg:x="0.108cm" svg:y="0.074cm">
          <draw:image xlink:href="Pictures/1000000000000400000003006C989121.png" xlink:type="simple" xlink:show="embed" xlink:actuate="onLoad">
            <text:p/>
          </draw:image>
        </draw:frame>
        <draw:frame draw:style-name="gr1" draw:text-style-name="P1" draw:layer="layout" svg:width="25.398cm" svg:height="19.049cm" svg:x="0cm" svg:y="0cm">
          <draw:image xlink:href="Pictures/100000000000040000000300C8DCBC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8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8cm" svg:height="19.049cm" svg:x="0cm" svg:y="0cm">
          <draw:image xlink:href="Pictures/100000000000040000000300119898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9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8cm" svg:height="19.049cm" svg:x="0cm" svg:y="0cm">
          <draw:image xlink:href="Pictures/100000000000040000000300A8BDE1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0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8cm" svg:height="19.049cm" svg:x="0cm" svg:y="0cm">
          <draw:image xlink:href="Pictures/1000000000000400000003000430C0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1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8cm" svg:height="19.049cm" svg:x="0cm" svg:y="0cm">
          <draw:image xlink:href="Pictures/100000000000040000000300029B5F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2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8cm" svg:height="19.049cm" svg:x="0cm" svg:y="0cm">
          <draw:image xlink:href="Pictures/100000000000040000000300313F5F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3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8cm" svg:height="19.049cm" svg:x="0cm" svg:y="0cm">
          <draw:image xlink:href="Pictures/100000000000040000000300EDF56D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4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8cm" svg:height="19.049cm" svg:x="0cm" svg:y="0cm">
          <draw:image xlink:href="Pictures/100000000000040000000300F241A9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5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64cm" svg:x="0cm" svg:y="1.031cm" presentation:class="title" presentation:placeholder="true">
          <draw:text-box/>
        </draw:frame>
        <draw:frame presentation:style-name="pr2" draw:layer="layout" svg:width="22.225cm" svg:height="12.323cm" svg:x="1.575cm" svg:y="4.445cm" presentation:class="outline" presentation:placeholder="true">
          <draw:text-box/>
        </draw:frame>
        <draw:frame draw:style-name="gr1" draw:text-style-name="P1" draw:layer="layout" svg:width="25.398cm" svg:height="19.049cm" svg:x="0cm" svg:y="0cm">
          <draw:image xlink:href="Pictures/100000000000040000000300586312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6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6pt" fo:font-style="normal" fo:text-shadow="1pt 1pt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fiocruz-2009-10" style:page-layout-name="PM1" draw:style-name="Mdp1">
      <office:forms form:automatic-focus="false" form:apply-design-mode="false"/>
      <draw:frame presentation:style-name="Mpr1" draw:text-style-name="MP4" draw:layer="backgroundobjects" svg:width="25.4cm" svg:height="1.778cm" svg:x="0cm" svg:y="0.9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225cm" svg:height="12.573cm" svg:x="1.575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&lt;number&gt;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draw:frame draw:style-name="Mgr3" draw:text-style-name="MP10" draw:layer="backgroundobjects" svg:width="19.317cm" svg:height="15.24cm" svg:x="0.368cm" svg:y="3.175cm">
        <draw:image xlink:href="Pictures/100000000000032000000258F9D737B1.png" xlink:type="simple" xlink:show="embed" xlink:actuate="onLoad">
          <text:p/>
        </draw:image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Slide 1</dc:title>
    <meta:creation-date>2009-10-21T23:55:19</meta:creation-date>
    <meta:editing-cycles>17</meta:editing-cycles>
    <meta:editing-duration>PT03H34M37S</meta:editing-duration>
    <dc:date>2009-11-17T15:33:20</dc:date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